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5E0000005EE38FF1A0FC2F67B7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.00.00</text:date>, <text:time style:data-style-name="N2" text:time-value="22:57:52.8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1T22:58:13.343000000</dc:date>
    <meta:print-date>2006-09-05T16:08:04</meta:print-date>
    <meta:editing-duration>PT17M32S</meta:editing-duration>
    <meta:editing-cycles>15</meta:editing-cycles>
    <meta:generator>LibreOfficeDev/5.4.0.0.alpha0$Windows_x86 LibreOffice_project/fedf4e5db7d9f755fa356e986ec0f0b8bf3bef57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dash" draw:stroke-dash="_32__20_Dots_20_1_20_Dash" svg:stroke-width="0.11cm" svg:stroke-color="#7fff00" draw:fill="solid" draw:fill-color="#d22b2b" draw:fill-gradient-name="Tango_20_Blue" draw:gradient-step-count="0" draw:fill-image-name="Sky" draw:fill-image-width="3.316cm" draw:fill-image-height="3.316cm" style:repeat="stretch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title svg:x="7.433cm" svg:y="0.315cm" chart:style-name="ch2">
          <text:p>Éves árbevétel</text:p>
        </chart:title>
        <chart:legend svg:x="13.879cm" svg:y="3.295cm" style:legend-expansion="custom" chartooo:width="3.304cm" chartooo:height="1.88cm" style:legend-expansion-aspect-ratio="1.75744680851064" chart:style-name="ch3"/>
        <chart:plot-area chart:style-name="ch4" table:cell-range-address="Mo_példa_06_a.D10:Mo_példa_06_a.H14" chart:data-source-has-labels="both" svg:x="3.747cm" svg:y="1.242cm" svg:width="10.132cm" svg:height="6.716cm">
          <chartooo:coordinate-region svg:x="6.327cm" svg:y="1.415cm" svg:width="6.611cm" svg:height="5.949cm"/>
          <chart:axis chart:dimension="x" chart:name="primary-x" chart:style-name="ch5" chartooo:axis-type="auto">
            <chartooo:date-scale/>
            <chart:title svg:x="8.015cm" svg:y="8.138cm" chart:style-name="ch6">
              <text:p>Negyedév</text:p>
            </chart:title>
            <chart:categories table:cell-range-address="Mo_példa_06_a.E10:Mo_példa_06_a.H10"/>
          </chart:axis>
          <chart:axis chart:dimension="y" chart:name="primary-y" chart:style-name="ch7">
            <chart:title svg:x="2.88cm" svg:y="5.623cm" chart:style-name="ch8">
              <text:p>Árbevétel (Ft)</text:p>
            </chart:title>
            <chart:grid chart:style-name="ch9" chart:class="major"/>
          </chart:axis>
          <chart:series chart:style-name="ch10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11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12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3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draw:g>
                  <svg:desc>Mo_példa_06_a.E10:Mo_példa_06_a.H10</svg:desc>
                </draw:g>
              </table:table-cell>
              <table:table-cell office:value-type="string">
                <text:p>2. negyedév</text:p>
              </table:table-cell>
              <table:table-cell office:value-type="string">
                <text:p>3. negyedév</text:p>
              </table:table-cell>
              <table:table-cell office:value-type="string">
                <text:p>4. negyedév</text:p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fill-image draw:name="Sky" xlink:href="Pictures/100000000000005E0000005EE38FF1A0FC2F67B7.png" xlink:type="simple" xlink:show="embed" xlink:actuate="onLoad"/>
    <draw:stroke-dash draw:name="_32__20_Dots_20_1_20_Dash" draw:display-name="2 Dots 1 Dash" draw:style="rect" draw:dots1="2" draw:dots2="1" draw:dots2-length="0.203cm" draw:distance="0.203cm"/>
    <draw:stroke-dash draw:name="Line_20_with_20_Fine_20_Dots" draw:display-name="Line with Fine Dots" draw:style="rect" draw:dots1="1" draw:dots1-length="2.007cm" draw:dots2="10" draw:distance="0.152cm"/>
  </office:styles>
</office:document-styles>
</file>